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class</text:p>
          </table:table-cell>
          <table:table-cell table:style-name="ce3" table:number-columns-repeated="2"/>
          <table:table-cell table:style-name="ce3" office:value-type="string">
            <text:p>TST_BADFAMP7</text:p>
          </table:table-cell>
          <table:table-cell table:style-name="ce3" table:number-columns-repeated="250"/>
        </table:table-row>
        <table:table-row table:style-name="ro2">
          <table:table-cell table:style-name="ce4" table:number-columns-repeated="256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TstConflictedHook.php</text:p>
          </table:table-cell>
          <table:table-cell table:style-name="ce4"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"/>
          <table:table-cell table:style-name="ce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/00/0000</text:date>, <text:time style:data-style-name="N2" text:time-value="0000-00-00T11:22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5T11:28:57</dc:date>
    <dc:creator>Éric Brison</dc:creator>
    <meta:generator>LibreOffice/3.6$Linux_x86 LibreOffice_project/360m1$Build-2</meta:generator>
    <meta:editing-duration>P3DT7H34M30S</meta:editing-duration>
    <meta:editing-cycles>99</meta:editing-cycles>
    <meta:document-statistic meta:table-count="1" meta:cell-count="46" meta:object-count="0"/>
  </office:meta>
</office:document-meta>
</file>